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07601a" style:font-size-asian="16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officeooo:paragraph-rsid="00078224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paragraph-rsid="0007b8a9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paragraph-rsid="0009b69d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paragraph-rsid="000ac7ac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paragraph-rsid="000c606f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paragraph-rsid="000dd99a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paragraph-rsid="000de77e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paragraph-rsid="000f0358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paragraph-rsid="000fb9b1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officeooo:paragraph-rsid="0010ff4b" style:font-size-asian="10.5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paragraph-rsid="0011a087" style:font-size-asian="10.5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officeooo:paragraph-rsid="0013917b" style:font-size-asian="10.5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officeooo:paragraph-rsid="00147c13" style:font-size-asian="10.5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officeooo:paragraph-rsid="0015630c" style:font-size-asian="10.5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officeooo:paragraph-rsid="00162e73" style:font-size-asian="10.5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officeooo:paragraph-rsid="0016f614" style:font-size-asian="10.5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officeooo:paragraph-rsid="00181ae0" style:font-size-asian="10.5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officeooo:paragraph-rsid="0018553f" style:font-size-asian="10.5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officeooo:paragraph-rsid="001b2c81" style:font-size-asian="10.5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officeooo:paragraph-rsid="001ca929" style:font-size-asian="10.5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officeooo:paragraph-rsid="001ca993" style:font-size-asian="10.5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officeooo:paragraph-rsid="001f2835" style:font-size-asian="10.5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officeooo:paragraph-rsid="00202e4c" style:font-size-asian="10.5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officeooo:paragraph-rsid="00224d27" style:font-size-asian="10.5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officeooo:paragraph-rsid="0023390c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paragraph-rsid="0018553f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paragraph-rsid="0007601a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paragraph-rsid="00193fdf" style:font-size-asian="10.5pt" style:font-weight-asian="bold" style:font-size-complex="12pt" style:font-weight-complex="bold"/>
    </style:style>
    <style:style style:name="T1" style:family="text">
      <style:text-properties officeooo:rsid="0007601a"/>
    </style:style>
    <style:style style:name="T2" style:family="text">
      <style:text-properties officeooo:rsid="00078224"/>
    </style:style>
    <style:style style:name="T3" style:family="text">
      <style:text-properties officeooo:rsid="0007b8a9"/>
    </style:style>
    <style:style style:name="T4" style:family="text">
      <style:text-properties officeooo:rsid="0009b69d"/>
    </style:style>
    <style:style style:name="T5" style:family="text">
      <style:text-properties officeooo:rsid="000ac7ac"/>
    </style:style>
    <style:style style:name="T6" style:family="text">
      <style:text-properties officeooo:rsid="000c606f"/>
    </style:style>
    <style:style style:name="T7" style:family="text">
      <style:text-properties style:text-position="super 58%" officeooo:rsid="000c606f"/>
    </style:style>
    <style:style style:name="T8" style:family="text">
      <style:text-properties officeooo:rsid="000dd99a"/>
    </style:style>
    <style:style style:name="T9" style:family="text">
      <style:text-properties officeooo:rsid="000de77e"/>
    </style:style>
    <style:style style:name="T10" style:family="text">
      <style:text-properties officeooo:rsid="000f0358"/>
    </style:style>
    <style:style style:name="T11" style:family="text">
      <style:text-properties officeooo:rsid="000fb9b1"/>
    </style:style>
    <style:style style:name="T12" style:family="text">
      <style:text-properties officeooo:rsid="0010ff4b"/>
    </style:style>
    <style:style style:name="T13" style:family="text">
      <style:text-properties officeooo:rsid="0011a087"/>
    </style:style>
    <style:style style:name="T14" style:family="text">
      <style:text-properties officeooo:rsid="0013917b"/>
    </style:style>
    <style:style style:name="T15" style:family="text">
      <style:text-properties officeooo:rsid="00147c13"/>
    </style:style>
    <style:style style:name="T16" style:family="text">
      <style:text-properties officeooo:rsid="0015630c"/>
    </style:style>
    <style:style style:name="T17" style:family="text">
      <style:text-properties officeooo:rsid="00162e73"/>
    </style:style>
    <style:style style:name="T18" style:family="text">
      <style:text-properties officeooo:rsid="0016f614"/>
    </style:style>
    <style:style style:name="T19" style:family="text">
      <style:text-properties officeooo:rsid="00181ae0"/>
    </style:style>
    <style:style style:name="T20" style:family="text">
      <style:text-properties officeooo:rsid="0018553f"/>
    </style:style>
    <style:style style:name="T21" style:family="text">
      <style:text-properties officeooo:rsid="00187afb"/>
    </style:style>
    <style:style style:name="T22" style:family="text">
      <style:text-properties officeooo:rsid="00193fdf"/>
    </style:style>
    <style:style style:name="T23" style:family="text">
      <style:text-properties officeooo:rsid="001b2c81"/>
    </style:style>
    <style:style style:name="T24" style:family="text">
      <style:text-properties officeooo:rsid="001ca929"/>
    </style:style>
    <style:style style:name="T25" style:family="text">
      <style:text-properties officeooo:rsid="001ca993"/>
    </style:style>
    <style:style style:name="T26" style:family="text">
      <style:text-properties officeooo:rsid="001d29c0"/>
    </style:style>
    <style:style style:name="T27" style:family="text">
      <style:text-properties officeooo:rsid="001f2835"/>
    </style:style>
    <style:style style:name="T28" style:family="text">
      <style:text-properties officeooo:rsid="00202e4c"/>
    </style:style>
    <style:style style:name="T29" style:family="text">
      <style:text-properties officeooo:rsid="00224d27"/>
    </style:style>
    <style:style style:name="T30" style:family="text">
      <style:text-properties officeooo:rsid="002339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ab 3 – HTTP and NAT</text:span></text:p>
      <text:p text:style-name="P28"><text:span text:style-name="T1">HTTP</text:span></text:p>
      <text:list xml:id="list1820052728" text:style-name="L1">
        <text:list-item>
          <text:p text:style-name="P2"><text:span text:style-name="T2">My browser is running HTTP 1.1 as the server is.</text:span></text:p>
          <text:p text:style-name="P2"><text:span text:style-name="T2"><text:s/></text:span></text:p>
        </text:list-item>
        <text:list-item>
          <text:p text:style-name="P3"><text:span text:style-name="T3">The browser accepts 2 language, en-US and en.</text:span></text:p>
          <text:p text:style-name="P3"><text:span text:style-name="T3"><text:s/></text:span></text:p>
        </text:list-item>
        <text:list-item>
          <text:p text:style-name="P4"><text:span text:style-name="T4">My IP address is 192.168.1.125 and the server's is 128.119.245.12</text:span></text:p>
          <text:p text:style-name="P4"><text:span text:style-name="T4"><text:s/></text:span></text:p>
        </text:list-item>
        <text:list-item>
          <text:p text:style-name="P5"><text:span text:style-name="T5">The status code returned to my browser is 200 OK.</text:span></text:p>
          <text:p text:style-name="P5"><text:span text:style-name="T5"><text:s/></text:span></text:p>
        </text:list-item>
        <text:list-item>
          <text:p text:style-name="P6"><text:span text:style-name="T6">The HTML file was last modified on November 21</text:span><text:span text:style-name="T7">st</text:span><text:span text:style-name="T6">, 2013</text:span></text:p>
          <text:p text:style-name="P6"><text:span text:style-name="T6"><text:s/></text:span></text:p>
        </text:list-item>
        <text:list-item>
          <text:p text:style-name="P7"><text:span text:style-name="T8">128 bytes of content are being returned to the browser.</text:span></text:p>
          <text:p text:style-name="P7"><text:span text:style-name="T8"><text:s/></text:span></text:p>
        </text:list-item>
        <text:list-item>
          <text:p text:style-name="P8"><text:span text:style-name="T9">I do not see any headers not listed in the packet window.</text:span></text:p>
          <text:p text:style-name="P8"><text:span text:style-name="T9"><text:s/></text:span></text:p>
        </text:list-item>
        <text:list-item>
          <text:p text:style-name="P9"><text:span text:style-name="T10">I do not see the IF-MODIFIED-SINCE line in the first HTTP GET</text:span></text:p>
          <text:p text:style-name="P9"><text:span text:style-name="T10"><text:s/></text:span></text:p>
        </text:list-item>
        <text:list-item>
          <text:p text:style-name="P10"><text:span text:style-name="T11">Yes, the server explicitly included the file.</text:span></text:p>
          <text:p text:style-name="P10"><text:span text:style-name="T11"><text:s/></text:span></text:p>
        </text:list-item>
        <text:list-item>
          <text:p text:style-name="P11"><text:span text:style-name="T12">Yes, there is an IF-MODIFIED-SINCE line. It says “IF-MODIFIED-SINCE Thu, 21 Nov 2013 05:01:02 GMT</text:span></text:p>
          <text:p text:style-name="P11"><text:span text:style-name="T12"><text:s/></text:span></text:p>
        </text:list-item>
        <text:list-item>
          <text:p text:style-name="P12"><text:span text:style-name="T13">The status code returned is 200 OK. No, the file wasn't explicitly returned.</text:span></text:p>
          <text:p text:style-name="P12"><text:span text:style-name="T13"><text:s/></text:span></text:p>
        </text:list-item>
        <text:list-item>
          <text:p text:style-name="P13"><text:span text:style-name="T14">The browser sent 1 HTTP GET request. Packet 7 holds the GET message</text:span></text:p>
          <text:p text:style-name="P13"><text:span text:style-name="T14"><text:s/></text:span></text:p>
        </text:list-item>
        <text:list-item>
          <text:p text:style-name="P14"><text:span text:style-name="T15">Packet 16 holds the response to packet 7</text:span></text:p>
          <text:p text:style-name="P14"><text:span text:style-name="T15"><text:s/></text:span></text:p>
        </text:list-item>
        <text:list-item>
          <text:p text:style-name="P15"><text:span text:style-name="T16">The status code and phrase is 200 OK</text:span></text:p>
          <text:p text:style-name="P15"><text:span text:style-name="T16"><text:s/></text:span></text:p>
        </text:list-item>
        <text:list-item>
          <text:p text:style-name="P16"><text:span text:style-name="T17">4 segments were needed to carry the whole of the content</text:span></text:p>
          <text:p text:style-name="P16"><text:span text:style-name="T17"><text:s/></text:span></text:p>
        </text:list-item>
        <text:list-item>
          <text:p text:style-name="P17"><text:span text:style-name="T18">The browser sent 3 HTTP GET messages. They were sent to 128.119.245.12, 165.193.140.14 and 128.119.240.90</text:span></text:p>
          <text:p text:style-name="P17"><text:span text:style-name="T18"><text:s/></text:span></text:p>
        </text:list-item>
        <text:list-item>
          <text:p text:style-name="P18"><text:span text:style-name="T19"><text:s/></text:span><text:span text:style-name="T21">The files were downloaded sequentially. You can tell by the packet numbers and the times of download</text:span></text:p>
          <text:p text:style-name="P18"><text:span text:style-name="T19"/></text:p>
        </text:list-item>
        <text:list-item>
          <text:p text:style-name="P18"><text:span text:style-name="T19">The server's response to the original GET message is 401 Authorization Required</text:span></text:p>
          <text:p text:style-name="P18"><text:span text:style-name="T19"><text:s/></text:span></text:p>
        </text:list-item>
        <text:list-item>
          <text:p text:style-name="P19"><text:span text:style-name="T20">The new field added is the authorization field</text:span></text:p>
        </text:list-item>
      </text:list>
      <text:p text:style-name="P27"><text:span text:style-name="T20"/></text:p>
      <text:p text:style-name="P29"><text:span text:style-name="T22">NAT</text:span></text:p>
      <text:list xml:id="list376753297" text:continue-list="list1820052728" text:style-name="L1">
        <text:list-item text:start-value="1">
          <text:p text:style-name="P20"><text:span text:style-name="T23">The IP address of the client is 74.125.91.113</text:span></text:p>
          <text:p text:style-name="P20"><text:span text:style-name="T23"><text:s/></text:span></text:p>
        </text:list-item>
        <text:list-item>
          <text:p text:style-name="P21"><text:span text:style-name="T24">The source is 192.168.1.100:4335 and the destination is 64.233.169.104:80</text:span></text:p>
          <text:p text:style-name="P21"><text:span text:style-name="T24"><text:s/></text:span></text:p>
        </text:list-item>
        <text:list-item>
          <text:p text:style-name="P21"><text:soft-page-break/><text:span text:style-name="T24">The corresponding OK is received at 7.158797. The source is 64.233.169.104:80 and destination is 192.168.1.100:4335</text:span></text:p>
          <text:p text:style-name="P21"><text:span text:style-name="T24"><text:s/></text:span></text:p>
        </text:list-item>
        <text:list-item>
          <text:p text:style-name="P22"><text:span text:style-name="T25">The TCP SYN segment is sent at 7.075657. The source is 192.168.1.100:4335 and the destination is 64.233.169.104:80. </text:span><text:span text:style-name="T26">The source of the ACK sent in response is 64.233.169.104:80 and the destination is 192.168.1.100:4335. It was received at 7.108986</text:span></text:p>
          <text:p text:style-name="P22"><text:span text:style-name="T26"><text:s/></text:span></text:p>
        </text:list-item>
        <text:list-item>
          <text:p text:style-name="P23"><text:span text:style-name="T27">The message appears in the ISP side at 6.069168. The source is 71.192.34.104:4335 and the destination is 64.233.169.104:80. The IP address of the source is different from before.</text:span></text:p>
          <text:p text:style-name="P23"><text:span text:style-name="T27"><text:s/></text:span></text:p>
        </text:list-item>
        <text:list-item>
          <text:p text:style-name="P24"><text:span text:style-name="T28">The checksum changed. This is because the request passed through another router and was checked for error once already</text:span></text:p>
          <text:p text:style-name="P24"><text:span text:style-name="T28"><text:s/></text:span></text:p>
        </text:list-item>
        <text:list-item>
          <text:p text:style-name="P25"><text:span text:style-name="T29">The first OK is received at 6.117570. The source is 64.233.169.104:80 and the destination is 71.192.34.104:4335. The IP address of the destination changed, everything else is the same. </text:span></text:p>
          <text:p text:style-name="P25"><text:span text:style-name="T29"><text:s/></text:span></text:p>
        </text:list-item>
        <text:list-item>
          <text:p text:style-name="P26"><text:span text:style-name="T30">The client-to-server SYN request was received at 6.035475. The source is 71.192.34.104:4335 and the destination is 64.233.169.104:80. The source IP address is different, everything else is the same.</text:span></text:p>
          <text:p text:style-name="P26"><text:span text:style-name="T30"><text:s/></text:span></text:p>
        </text:list-item>
        <text:list-item>
          <text:p text:style-name="P26"><text:span text:style-name="T3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</meta:initial-creator>
    <meta:creation-date>2013-11-20T23:48:39</meta:creation-date>
    <dc:date>2013-11-21T01:47:03</dc:date>
    <dc:creator>Jeremy </dc:creator>
    <meta:editing-duration>PT1H57M1S</meta:editing-duration>
    <meta:editing-cycles>32</meta:editing-cycles>
    <meta:generator>LibreOffice/3.6$Linux_X86_64 LibreOffice_project/360m1$Build-2</meta:generator>
    <meta:document-statistic meta:table-count="0" meta:image-count="0" meta:object-count="0" meta:page-count="2" meta:paragraph-count="55" meta:word-count="438" meta:character-count="2507" meta:non-whitespace-character-count="2121"/>
  </office:meta>
</office:document-meta>
</file>